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7dd1" officeooo:paragraph-rsid="00037dd1"/>
    </style:style>
    <style:style style:name="P2" style:family="paragraph" style:parent-style-name="Standard">
      <style:paragraph-properties fo:text-align="justify" style:justify-single-word="false"/>
      <style:text-properties officeooo:rsid="000573be" officeooo:paragraph-rsid="000573b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37dd1" officeooo:paragraph-rsid="00037dd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51a9" officeooo:paragraph-rsid="000c51a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73be" officeooo:paragraph-rsid="000573b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4628" officeooo:paragraph-rsid="0008462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64dcb" officeooo:paragraph-rsid="00064dc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64dcb" officeooo:paragraph-rsid="000c51a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c51a9" officeooo:paragraph-rsid="000c51a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e8fe2" officeooo:paragraph-rsid="000e8fe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f25dd" officeooo:paragraph-rsid="000f25d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f25dd" officeooo:paragraph-rsid="000f25d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fb046" officeooo:paragraph-rsid="000fb04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1527e" officeooo:paragraph-rsid="0011527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309d1" officeooo:paragraph-rsid="001309d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1a9" style:font-weight-asian="bold" style:font-weight-complex="bold"/>
    </style:style>
    <style:style style:name="T3" style:family="text">
      <style:text-properties officeooo:rsid="000c51a9"/>
    </style:style>
    <style:style style:name="T4" style:family="text">
      <style:text-properties officeooo:rsid="000d85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process reading from a pipe can read blocks of data of any size, regardless of the size of blocks written by the writing process. Furthermore, the <text:span text:style-name="T1">data passes through the pipe sequentially bytes are read from a pipe in exactly the order they were written. It is not possible </text:span></text:p>
      <text:p text:style-name="P3">to randomly access the data in a pipe using lseek().</text:p>
      <text:p text:style-name="P1"/>
      <text:p text:style-name="P1"><text:tab/><text:span text:style-name="T1">Data can travel only in one direction through a pipe.</text:span> One end of the pipe is used </text:p>
      <text:p text:style-name="P1">for writing, and the other end is used for reading<text:span text:style-name="T1">.A pipe is simply a buffer maintained in kernel memory. This buffer has a maximum capacity</text:span>. Once a pipe is full, further writes to the pipe block until the reader removes </text:p>
      <text:p text:style-name="P1">some data from the pipe.</text:p>
      <text:p text:style-name="P1"/>
      <text:p text:style-name="P2">In Linux kernels before 2.6.11, the pipe capacity is the same as the system <text:span text:style-name="T1">page size (e.g., 4096 bytes on x86-32); since Linux 2.6.11, the pipe capacity is 65,536 bytes.</text:span></text:p>
      <text:p text:style-name="P2"/>
      <text:p text:style-name="P5">We can use UNIX domain stream socket pairs (created using the socketpair() system call described in Section 57.5), which provide a standardized bidirectional communication mechanism that is semantically equivalent to stream pipes.</text:p>
      <text:p text:style-name="P5"/>
      <text:p text:style-name="P6"><text:tab/>In theory, there is no reason why a pipe couldn’t operate with smaller capacities, even with a single-byte buffer. The reason for employing large buffer sizes is efficiency: each time a writer fills the pipe, the kernel must perform a context switch to allow the reader to be scheduled so that it can empty some data from the pipe. Employing a larger buffer size means that fewer context switches are required.</text:p>
      <text:p text:style-name="P4"/>
      <text:p text:style-name="P4">Closing unused pipe file descriptors</text:p>
      <text:p text:style-name="P7"><text:tab/>The Linux-specific call <text:span text:style-name="T1">fcntl(fd, F_SETPIPE_SZ, size) </text:span>changes the capacity of the pipe referred to by fd to be at least size bytes. An unprivileged process can Pipes and F I Fos 891change the pipe capacity to any value in the range from the system page size up to the value in <text:span text:style-name="T1">/proc/sys/fs/pipe-max-size . The default value for pipe-max- size is 1,048,576 byte</text:span>s. A privileged ( CAP_SYS_RESOURCE ) process can override this limit. When allocating space for the pipe, the kernel may round size up to some value convenient for the implementation. The <text:span text:style-name="T1">fcntl(fd, F_GETPIPE_SZ) </text:span>call returns the actual size allocated for the pipe.</text:p>
      <text:p text:style-name="P7"/>
      <text:p text:style-name="P8"><text:tab/><text:span text:style-name="T2">When a pipe is created, the file descriptors used for the two ends of the pipe are the next lowest-numbered descriptors available.</text:span><text:span text:style-name="T3"> Since, in normal circumstances, descriptors 0, 1, and 2 are already in use for a process, some higher-numbered descriptors will be allocated for the pipe.</text:span></text:p>
      <text:p text:style-name="P4"/>
      <text:p text:style-name="P4">If u want to read or write into a pipe by using STDIN /STDOUT do the following steps</text:p>
      <text:p text:style-name="P9">int pfd[2]; </text:p>
      <text:p text:style-name="P9">pipe(pfd); </text:p>
      <text:p text:style-name="P9">/* Allocates (say) file descriptors 3 and 4 for pipe */ </text:p>
      <text:p text:style-name="P9">/* Other steps here, e.g., fork() */ </text:p>
      <text:p text:style-name="P9">close(STDOUT_FILENO); </text:p>
      <text:p text:style-name="P9">dup(pfd[1]); /*<text:span text:style-name="T4">allocate rec closed file descriptor*/</text:span></text:p>
      <text:p text:style-name="P9">/* Free file descriptor 1 */ </text:p>
      <text:p text:style-name="P9">/* Duplication uses lowest free file </text:p>
      <text:p text:style-name="P9">descriptor, i.e., fd 1 */ </text:p>
      <text:p text:style-name="P9"/>
      <text:p text:style-name="P4">(or)</text:p>
      <text:p text:style-name="P9"/>
      <text:p text:style-name="P9">if (pfd[1] != STDOUT_FILENO) { </text:p>
      <text:p text:style-name="P9">dup2(pfd[1], STDOUT_FILENO); </text:p>
      <text:p text:style-name="P9"><text:soft-page-break/>close(pfd[1]); </text:p>
      <text:p text:style-name="P9">}</text:p>
      <text:p text:style-name="P9"/>
      <text:p text:style-name="P10">Pipes are unidirectional</text:p>
      <text:p text:style-name="P10">Pipes have a limited capacity</text:p>
      <text:p text:style-name="P10">Pipes allow communication between related processes</text:p>
      <text:p text:style-name="P10"/>
      <text:p text:style-name="P10">A pipe is a unidirectional, limited- </text:p>
      <text:p text:style-name="P10">capacity byte stream that can be used for communication between related processes.</text:p>
      <text:p text:style-name="P10"/>
      <text:p text:style-name="P10"/>
      <text:p text:style-name="P10"/>
      <text:p text:style-name="P11">Msg q:</text:p>
      <text:p text:style-name="P11">The handle used to refer to a message queue is the identifier returned by a call </text:p>
      <text:p text:style-name="P11">to msgget(). These identifiers are not the same as the file descriptors used for </text:p>
      <text:p text:style-name="P11">most other forms of I/O on UNIX systems. </text:p>
      <text:p text:style-name="P11">Communication via message queues is message-oriented; that is, the reader </text:p>
      <text:p text:style-name="P11">receives whole messages, as written by the writer. I<text:span text:style-name="T1">t is not possible to read part </text:span></text:p>
      <text:p text:style-name="P12">of a message, leaving the remainder in the queue, or to read multiple messages </text:p>
      <text:p text:style-name="P11"><text:span text:style-name="T1">at a time</text:span>. This contrasts with pipes, which provide an undifferentiated stream </text:p>
      <text:p text:style-name="P11">of bytes (i.e., with pipes, the reader can read an arbitrary number of bytes at a </text:p>
      <text:p text:style-name="P11">time, irrespective of the size of data blocks written by the writer). </text:p>
      <text:p text:style-name="P11">In addition to containing data, each message has an integer type. <text:span text:style-name="T1">Messages can </text:span></text:p>
      <text:p text:style-name="P12">be retrieved from a queue in first-in, first-out order or retrieved by type.</text:p>
      <text:p text:style-name="P13">each message includes an integer type field, and it is possible to select messages by</text:p>
      <text:p text:style-name="P13">type, rather than reading them in the order in which they were written.</text:p>
      <text:p text:style-name="P14">There are limits on the total number of message queues, the size of messages,</text:p>
      <text:p text:style-name="P14">and the capacity of individual queues.</text:p>
      <text:p text:style-name="P14"/>
      <text:p text:style-name="P15">Shared memory:</text:p>
      <text:p text:style-name="P15">Shared memory allows two or</text:p>
      <text:p text:style-name="P15">more processes to share the same region (usually referred to as a segment) of physical</text:p>
      <text:p text:style-name="P15">memory. Since a shared memory segment becomes part of a process’s user-space</text:p>
      <text:p text:style-name="P15">memory, no kernel intervention is required for IPC. All that is required is that one</text:p>
      <text:p text:style-name="P15">process copies data into the shared memory; that data is immediately available to</text:p>
      <text:p text:style-name="P15">all other processes sharing the same segment. This provides fast IPC by comparison</text:p>
      <text:p text:style-name="P15">with techniques such as pipes or message queues, where the sending process copies</text:p>
      <text:p text:style-name="P15">data from a buffer in user space into kernel memory and the receiving process copies</text:p>
      <text:p text:style-name="P15">in the reverse direction. (Each process also incurs the overhead of a system call to</text:p>
      <text:p text:style-name="P15">perform the copy operation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5:31:00.089508680</meta:creation-date>
    <dc:date>2019-09-10T15:25:15.980629140</dc:date>
    <meta:editing-duration>PT1H11M2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830" meta:character-count="4916" meta:non-whitespace-character-count="4114"/>
  </office:meta>
</office:document-meta>
</file>